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9.287cm" style:rel-column-width="5265*"/>
    </style:style>
    <style:style style:name="Tabella1.B" style:family="table-column">
      <style:table-column-properties style:column-width="9.714cm" style:rel-column-width="5507*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0.101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1.5" style:family="table-row">
      <style:table-row-properties style:min-row-height="1.499cm"/>
    </style:style>
    <style:style style:name="Tabella1.A1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508cm"/>
          <style:tab-stop style:position="1.905cm"/>
        </style:tab-stops>
      </style:paragraph-properties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07cfa3" fo:background-color="transparent" style:font-name-asian="SimSun" style:font-size-asian="11pt" style:font-name-complex="Tahoma" style:font-size-complex="11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7cfa3" officeooo:paragraph-rsid="0011fd0c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paragraph-rsid="0011fd0c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527fd" officeooo:paragraph-rsid="000527f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96956" officeooo:paragraph-rsid="0009695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527fd" officeooo:paragraph-rsid="0011fd0c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7cfa3" officeooo:paragraph-rsid="0011fd0c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0527fd" officeooo:paragraph-rsid="0007262b" fo:background-color="transparent" style:font-name-asian="SimSun" style:font-size-asian="11pt" style:font-name-complex="Tahoma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1.508cm"/>
          <style:tab-stop style:position="1.905cm"/>
        </style:tab-stops>
      </style:paragraph-properties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style:font-name-asian="SimSun" style:font-size-asian="11pt" style:font-name-complex="Tahoma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rsid="000d58a1" officeooo:paragraph-rsid="000e7484" style:font-name-asian="SimSun" style:font-size-asian="12pt" style:font-weight-asian="bold" style:font-name-complex="Tahoma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1.508cm"/>
          <style:tab-stop style:position="1.905cm"/>
        </style:tab-stops>
      </style:paragraph-properties>
      <style:text-properties style:font-name="Ubuntu Light" fo:font-size="10pt" officeooo:rsid="0011fd0c" officeooo:paragraph-rsid="0011fd0c" fo:background-color="transparent" style:font-name-asian="SimSun" style:font-size-asian="10pt" style:font-name-complex="Tahoma" style:font-size-complex="10pt"/>
    </style:style>
    <style:style style:name="P2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officeooo:paragraph-rsid="0011fd0c" style:font-weight-asian="bold" style:font-weight-complex="bold"/>
    </style:style>
    <style:style style:name="P22" style:family="paragraph" style:parent-style-name="Header">
      <style:paragraph-properties fo:text-align="center" style:justify-single-word="false"/>
      <style:text-properties style:font-name="Ubuntu Light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23" style:family="paragraph" style:parent-style-name="Header">
      <style:paragraph-properties fo:text-align="justify" style:justify-single-word="false"/>
      <style:text-properties style:font-name="Ubuntu Light" fo:font-size="10pt" fo:font-weight="normal" officeooo:rsid="0011fd0c" officeooo:paragraph-rsid="0011fd0c" style:font-name-asian="SimSun" style:font-size-asian="8.75pt" style:font-weight-asian="normal" style:font-name-complex="Tahoma" style:font-size-complex="10pt" style:font-weight-complex="normal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Ubuntu Light" fo:font-size="12pt" fo:font-style="normal" style:text-underline-style="none" fo:font-weight="bold" officeooo:paragraph-rsid="0011fd0c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font-name="Ubuntu Light" fo:font-size="15pt" style:font-size-asian="15pt" style:font-size-complex="15pt"/>
    </style:style>
    <style:style style:name="T2" style:family="text">
      <style:text-properties style:font-name="Ubuntu Light" fo:font-size="10pt" style:font-size-asian="10pt" style:font-size-complex="10pt"/>
    </style:style>
    <style:style style:name="T3" style:family="text">
      <style:text-properties style:font-name="Ubuntu Light" fo:font-size="6pt" style:font-size-asian="6pt" style:font-size-complex="6pt"/>
    </style:style>
    <style:style style:name="T4" style:family="text">
      <style:text-properties style:font-name="Ubuntu Light" fo:font-weight="normal" style:font-weight-asian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0527f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527fd" style:font-size-asian="12pt" style:font-weight-asian="bold" style:font-size-complex="12pt" style:font-weight-complex="bold"/>
    </style:style>
    <style:style style:name="T9" style:family="text">
      <style:text-properties fo:font-weight="bold" officeooo:rsid="0011fd0c" style:font-weight-asian="bold" style:font-weight-complex="bold"/>
    </style:style>
    <style:style style:name="T10" style:family="text">
      <style:text-properties style:font-name="Ubuntu Light"/>
    </style:style>
    <style:style style:name="T11" style:family="text">
      <style:text-properties style:font-name="Ubuntu Light" officeooo:rsid="000527fd"/>
    </style:style>
    <style:style style:name="T12" style:family="text">
      <style:text-properties style:font-name="Ubuntu Light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Ubuntu Light" fo:font-size="12pt" fo:font-weight="bold" officeooo:rsid="00106025" style:font-size-asian="12pt" style:font-weight-asian="bold" style:font-size-complex="12pt" style:font-weight-complex="bold"/>
    </style:style>
    <style:style style:name="T14" style:family="text">
      <style:text-properties style:font-name="Ubuntu Light" fo:font-size="12pt" fo:font-weight="bold" officeooo:rsid="00143855" style:font-size-asian="12pt" style:font-weight-asian="bold" style:font-size-complex="12pt" style:font-weight-complex="bold"/>
    </style:style>
    <style:style style:name="T15" style:family="text">
      <style:text-properties style:font-name="Ubuntu Light" fo:font-size="10pt" officeooo:rsid="0011fd0c" style:font-size-asian="8.75pt" style:font-size-complex="10pt"/>
    </style:style>
    <style:style style:name="T16" style:family="text">
      <style:text-properties style:font-name="Ubuntu Light" fo:font-size="10pt" officeooo:rsid="0011fd0c" style:font-size-asian="10pt" style:font-size-complex="10pt"/>
    </style:style>
    <style:style style:name="T17" style:family="text">
      <style:text-properties style:font-name="Ubuntu Light" fo:font-size="10pt" officeooo:rsid="00143855" style:font-size-asian="10pt" style:font-size-complex="10pt"/>
    </style:style>
    <style:style style:name="T18" style:family="text">
      <style:text-properties style:font-name="Ubuntu Light" fo:font-size="10pt" fo:font-weight="bold" officeooo:rsid="00143855" style:font-size-asian="10pt" style:font-weight-asian="bold" style:font-size-complex="10pt" style:font-weight-complex="bold"/>
    </style:style>
    <style:style style:name="T19" style:family="text">
      <style:text-properties style:font-name="Ubuntu Light" officeooo:rsid="00143855"/>
    </style:style>
    <style:style style:name="T20" style:family="text">
      <style:text-properties officeooo:rsid="0011fd0c"/>
    </style:style>
    <style:style style:name="T21" style:family="text">
      <style:text-properties officeooo:rsid="001438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<text:placeholder text:placeholder-type="text">&lt;setLang('it_IT')&gt;</text:placeholder></text:span><text:span text:style-name="T5"><text:line-break/></text:span><text:text-input text:description="&lt;for each=&quot;rating in objects&quot;&gt;">starts for loop item objects</text:text-input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2"><text:span text:style-name="T20">QUESTIONARIO PER LA RIVELAZIONE DELLA SODDISFAZIONE DEL CLIENTE</text:span></text:p>
            <text:p text:style-name="P22"/>
            <text:p text:style-name="P23">Lo scopo del questionario è quello di misurare il livello delle qualità dei prodotti e dei servizi offerti dalla Minerals &amp; Metals Italia SpA e la relativa soddisfazione del cliente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11"><text:span text:style-name="T12">Cliente</text:span>:<text:span text:style-name="T7"><text:placeholder text:placeholder-type="text">&lt;rating.partner_id.name&gt;</text:placeholder></text:span></text:p>
          </table:table-cell>
          <table:table-cell table:style-name="Tabella1.B2" office:value-type="string">
            <text:p text:style-name="P24"><text:span text:style-name="T11">Data</text:span><text:span text:style-name="T6">:</text:span> <text:placeholder text:placeholder-type="text">&lt;rating.date&gt;</text:placeholder></text:p>
          </table:table-cell>
        </table:table-row>
        <table:table-row table:style-name="Tabella1.2">
          <table:table-cell table:style-name="Tabella1.A2" office:value-type="string">
            <text:p text:style-name="P12"><text:span text:style-name="T9">PERSONALE CONTATTATO:</text:span> </text:p>
          </table:table-cell>
          <table:table-cell table:style-name="Tabella1.B2" office:value-type="string">
            <text:p text:style-name="P25"><text:placeholder text:placeholder-type="text">&lt;rating.contact&gt;</text:placeholder></text:p>
          </table:table-cell>
        </table:table-row>
        <table:table-row>
          <table:table-cell table:style-name="Tabella1.A4" table:number-columns-spanned="2" office:value-type="string">
            <text:p text:style-name="P15"><text:span text:style-name="T14">PRODOTTO</text:span>:<text:span text:style-name="T16">sintesi dell'importanza e relativa soddisfazione che il cliente dà al prodotto riferita a:</text:span></text:p>
            <text:p text:style-name="P20"><text:s text:c="24"/>*Conformità alle specifiche tecniche e alle qualità del prodotto</text:p>
          </table:table-cell>
          <table:covered-table-cell/>
        </table:table-row>
        <table:table-row table:style-name="Tabella1.5">
          <table:table-cell table:style-name="Tabella1.B2" table:number-columns-spanned="2" office:value-type="string">
            <text:p text:style-name="P13"><text:span text:style-name="T7"><text:placeholder text:placeholder-type="text">&lt;rating.product_note&gt;</text:placeholder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6"><text:span text:style-name="T14">SERVIZIO</text:span>: <text:span text:style-name="T15">sintesi dell'importanza e relativa soddisfazione che il cliente dà al servizio riferita a:</text:span></text:p>
            <text:p text:style-name="P17"><text:span text:style-name="T15"><text:s text:c="22"/>*Puntualità e qualità dei trasporti e confezionamento del prodotto</text:span></text:p>
            <text:p text:style-name="P17"><text:span text:style-name="T15"><text:s text:c="22"/>*Assistenza post vendita</text:span></text:p>
          </table:table-cell>
          <table:covered-table-cell/>
        </table:table-row>
        <table:table-row table:style-name="Tabella1.5">
          <table:table-cell table:style-name="Tabella1.B2" table:number-columns-spanned="2" office:value-type="string">
            <text:p text:style-name="P14"><text:span text:style-name="T8"><text:placeholder text:placeholder-type="text">&lt;rating.service_note&gt;</text:placeholder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5"><text:span text:style-name="T14">SODDISFAZIONE</text:span>: : <text:span text:style-name="T15">sintesi della soddisfazione del cliente riferita a:</text:span></text:p>
            <text:p text:style-name="P6"><text:span text:style-name="T15"><text:s text:c="24"/>*Soddisfazione globale della ns/azienda</text:span></text:p>
            <text:p text:style-name="P6"><text:span text:style-name="T15"><text:s text:c="24"/>*Soddisfazione rispetto ad altri fornitori</text:span></text:p>
            <text:p text:style-name="P6"><text:span text:style-name="T15"><text:s text:c="24"/>*Soddisfazione del rapporto qualità/prezzo</text:span></text:p>
          </table:table-cell>
          <table:covered-table-cell/>
        </table:table-row>
        <table:table-row table:style-name="Tabella1.5">
          <table:table-cell table:style-name="Tabella1.B2" table:number-columns-spanned="2" office:value-type="string">
            <text:p text:style-name="P8"><text:span text:style-name="T8"><text:placeholder text:placeholder-type="text">&lt;rating.satisfaction_note&gt;</text:placeholder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7"><text:span text:style-name="T14">OSSERVAZIONI E SUGGERIMENTI:</text:span> </text:p>
          </table:table-cell>
          <table:covered-table-cell/>
        </table:table-row>
        <table:table-row table:style-name="Tabella1.5">
          <table:table-cell table:style-name="Tabella1.B2" table:number-columns-spanned="2" office:value-type="string">
            <text:p text:style-name="P9"><text:span text:style-name="T8"><text:placeholder text:placeholder-type="text">&lt;rating.observations_note&gt;</text:placeholder></text:span></text:p>
          </table:table-cell>
          <table:covered-table-cell/>
        </table:table-row>
        <table:table-row>
          <table:table-cell table:style-name="Tabella1.A12" office:value-type="string">
            <text:p text:style-name="P18"/>
          </table:table-cell>
          <table:table-cell table:style-name="Tabella1.A4" office:value-type="string">
            <text:p text:style-name="P19"><text:span text:style-name="T10">Firma</text:span>:</text:p>
          </table:table-cell>
        </table:table-row>
        <table:table-row>
          <table:table-cell table:style-name="Tabella1.A12" office:value-type="string">
            <text:p text:style-name="P10"/>
          </table:table-cell>
          <table:table-cell table:style-name="Tabella1.B2" office:value-type="string">
            <text:p text:style-name="P10"/>
          </table:table-cell>
        </table:table-row>
      </table:table>
      <text:p text:style-name="P3"><text:text-input text:description="&lt;/for&gt;">ends for loop objects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officeooo:paragraph-rsid="0011fd0c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MT1" style:family="text">
      <style:text-properties style:font-name="Ubuntu Light" fo:font-size="15pt" style:font-size-asian="15pt" style:font-size-complex="15pt"/>
    </style:style>
    <style:style style:name="MT2" style:family="text">
      <style:text-properties style:font-name="Ubuntu Light" fo:font-size="10pt" style:font-size-asian="10pt" style:font-size-complex="10pt"/>
    </style:style>
    <style:style style:name="MT3" style:family="text">
      <style:text-properties style:font-name="Ubuntu Light" fo:font-size="6pt" style:font-size-asian="6pt" style:font-size-complex="6pt"/>
    </style:style>
    <style:style style:name="MT4" style:family="text">
      <style:text-properties style:font-name="Ubuntu Light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inerals &amp; Metals s.p.a.<text:tab/><text:tab/></text:span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text:span text:style-name="MT2"><text:line-break/></text:span><text:span text:style-name="MT3"> </text:span><text:span text:style-name="MT2"><text:line-break/></text:span><text:span text:style-name="MT4">sede legale:<text:tab/>Via Leopardi, 26 – 24060 Rogno (BG)</text:span></text:p>
        <text:p text:style-name="MP2">internet: <text:tab/><text:a xlink:type="simple" xlink:href="http://www.minerals.it/">http://www.minerals.it</text:a></text:p>
        <text:p text:style-name="MP2">e-mail: <text:tab/><text:a xlink:type="simple" xlink:href="mailto:info@minerals.it">info@minerals.it</text:a> 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05T09:40:13.288900107</dc:date>
    <meta:editing-duration>P5DT6H59M13S</meta:editing-duration>
    <meta:editing-cycles>386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156" meta:character-count="1363" meta:non-whitespace-character-count="1087"/>
    <meta:user-defined meta:name="Info 1"/>
    <meta:user-defined meta:name="Info 2"/>
    <meta:user-defined meta:name="Info 3"/>
    <meta:user-defined meta:name="Info 4"/>
  </office:meta>
</office:document-meta>
</file>